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965cm"/>
    </style:style>
    <style:style style:name="co2" style:family="table-column">
      <style:table-column-properties fo:break-before="auto" style:column-width="4.12cm"/>
    </style:style>
    <style:style style:name="co3" style:family="table-column">
      <style:table-column-properties fo:break-before="auto" style:column-width="1.034cm"/>
    </style:style>
    <style:style style:name="co4" style:family="table-column">
      <style:table-column-properties fo:break-before="auto" style:column-width="1.469cm"/>
    </style:style>
    <style:style style:name="co5" style:family="table-column">
      <style:table-column-properties fo:break-before="auto" style:column-width="0.88cm"/>
    </style:style>
    <style:style style:name="co6" style:family="table-column">
      <style:table-column-properties fo:break-before="auto" style:column-width="1.0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81d41a"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DNP</text:p>
          </table:table-cell>
          <table:table-cell table:style-name="Default" office:value-type="string" calcext:value-type="string">
            <text:p>Reichelt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UK</text:p>
          </table:table-cell>
          <table:table-cell/>
        </table:table-row>
        <table:table-row table:style-name="ro1">
          <table:table-cell office:value-type="string" calcext:value-type="string">
            <text:p>C1,C2,C7,C10,C13,C22,C2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,C20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P_Elec_6.3x5.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4,C6,C19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33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,C12,C14</text:p>
          </table:table-cell>
          <table:table-cell office:value-type="string" calcext:value-type="string">
            <text:p>47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27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1,C15</text:p>
          </table:table-cell>
          <table:table-cell office:value-type="string" calcext:value-type="string">
            <text:p>560p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,C17</text:p>
          </table:table-cell>
          <table:table-cell office:value-type="string" calcext:value-type="string">
            <text:p>2n2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22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4,C25</text:p>
          </table:table-cell>
          <table:table-cell office:value-type="string" calcext:value-type="string">
            <text:p>16p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1N400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Diode_THT:D_DO-41_SOD81_P7.62mm_Horizont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1N914</text:p>
          </table:table-cell>
          <table:table-cell office:value-type="string" calcext:value-type="string">
            <text:p>http://www.vishay.com/docs/85622/1n914.pdf</text:p>
          </table:table-cell>
          <table:table-cell office:value-type="string" calcext:value-type="string">
            <text:p>Diode_THT:D_DO-35_SOD27_P7.62mm_Horizont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LED_THT:LED_D3.0mm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4,D5,D6,D7,D8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https://assets.nexperia.com/documents/data-sheet/1N4148_1N4448.pdf</text:p>
          </table:table-cell>
          <table:table-cell office:value-type="string" calcext:value-type="string">
            <text:p>Diode_THT:D_DO-35_SOD27_P7.62mm_Horizontal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BAT60A</text:p>
          </table:table-cell>
          <table:table-cell office:value-type="string" calcext:value-type="string">
            <text:p>https://www.infineon.com/dgdl/Infineon-BAT60ASERIES-DS-v01_01-en.pdf?fileId=db3a304313d846880113def70c9304a9</text:p>
          </table:table-cell>
          <table:table-cell office:value-type="string" calcext:value-type="string">
            <text:p>Diode_SMD:D_SOD-3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Barrel_Jack_Switch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onnector_BarrelJack:BarrelJack_GCT_DCJ200-10-A_Horizontal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,J5,J8,J9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onnector_JST:JST_PH_B2B-PH-K_1x02_P2.00mm_Vertical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  <table:table-cell table:number-columns-repeated="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J3,J4</text:p>
          </table:table-cell>
          <table:table-cell office:value-type="string" calcext:value-type="string">
            <text:p>AudioJack2_Switch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PCBLib:NMJ4HCD2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Conn_01x05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onnector_PinHeader_2.54mm:PinHeader_1x05_P2.54mm_Vertical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Conn_02x07_Odd_Eve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BluControl:FTSH-107-XX-YYY-DV-K-A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style-name="ce1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</text:p>
          </table:table-cell>
          <table:table-cell office:value-type="string" calcext:value-type="string">
            <text:p>G6K-2</text:p>
          </table:table-cell>
          <table:table-cell office:value-type="string" calcext:value-type="string">
            <text:p>http://omronfs.omron.com/en_US/ecb/products/pdf/en-g6k.pdf</text:p>
          </table:table-cell>
          <table:table-cell office:value-type="string" calcext:value-type="string">
            <text:p>Relay_SMD:Relay_DPDT_Omron_G6K-2F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,Q2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https://www.onsemi.com/pub/Collateral/NDS7002A-D.PDF</text:p>
          </table:table-cell>
          <table:table-cell office:value-type="string" calcext:value-type="string">
            <text:p>Package_TO_SOT_SMD:SOT-23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3,Q4,Q6,Q7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http://www.infineon.com/dgdl/Infineon-BC847SERIES_BC848SERIES_BC849SERIES_BC850SERIES-DS-v01_01-en.pdf?fileId=db3a304314dca389011541d4630a1657</text:p>
          </table:table-cell>
          <table:table-cell office:value-type="string" calcext:value-type="string">
            <text:p>Package_TO_SOT_SMD:SOT-23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,R3,R21,R28,R30,R34,R4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7,R20</text:p>
          </table:table-cell>
          <table:table-cell office:value-type="string" calcext:value-type="string">
            <text:p>82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8,R14,R17</text:p>
          </table:table-cell>
          <table:table-cell office:value-type="string" calcext:value-type="string">
            <text:p>390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9,R19,R23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0,R18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2,R16</text:p>
          </table:table-cell>
          <table:table-cell office:value-type="string" calcext:value-type="string">
            <text:p>8k2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3,R25,R2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12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2M2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9,R3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2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3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8,R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1,RV2,RV3</text:p>
          </table:table-cell>
          <table:table-cell office:value-type="string" calcext:value-type="string">
            <text:p>B100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PCBLib:RV16AF_Mono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V4</text:p>
          </table:table-cell>
          <table:table-cell office:value-type="string" calcext:value-type="string">
            <text:p>A100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PCBLib:RV16AF_Mono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SW_SPDT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PCBLib:Switch_SPDT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Button_Switch_SMD:SW_SPST_Omron_B3FS-100x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_MCO1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estPoint:TestPoint_Pad_D2.0mm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STM32F030C8Tx</text:p>
          </table:table-cell>
          <table:table-cell office:value-type="string" calcext:value-type="string">
            <text:p>https://www.st.com/resource/en/datasheet/stm32f030c8.pdf</text:p>
          </table:table-cell>
          <table:table-cell office:value-type="string" calcext:value-type="string">
            <text:p>Package_QFP:LQFP-48_7x7mm_P0.5mm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L78L33_SOT89</text:p>
          </table:table-cell>
          <table:table-cell office:value-type="string" calcext:value-type="string">
            <text:p>http://www.st.com/content/ccc/resource/technical/document/datasheet/15/55/e5/aa/23/5b/43/fd/CD00000446.pdf/files/CD00000446.pdf/jcr:content/translations/en.CD00000446.pdf</text:p>
          </table:table-cell>
          <table:table-cell office:value-type="string" calcext:value-type="string">
            <text:p>Package_TO_SOT_SMD:SOT-89-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74HC14</text:p>
          </table:table-cell>
          <table:table-cell office:value-type="string" calcext:value-type="string">
            <text:p>http://www.ti.com/lit/gpn/sn74HC14</text:p>
          </table:table-cell>
          <table:table-cell office:value-type="string" calcext:value-type="string">
            <text:p>Package_SO:SO-14_3.9x8.65mm_P1.27mm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H11L1</text:p>
          </table:table-cell>
          <table:table-cell office:value-type="string" calcext:value-type="string">
            <text:p>https://www.onsemi.com/pub/Collateral/H11L3M-D.PDF</text:p>
          </table:table-cell>
          <table:table-cell office:value-type="string" calcext:value-type="string">
            <text:p>PCBLib:H11L1SM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style-name="ce1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8MHz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rystal:Crystal_SMD_HC49-SD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style-name="ce1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590B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5">00.00.0000</text:date>, <text:time style:data-style-name="N2" text:time-value="15:59:11.819467083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15T22:03:28.994568631</dc:date>
    <meta:editing-duration>PT18H38M24S</meta:editing-duration>
    <meta:editing-cycles>6</meta:editing-cycles>
    <meta:generator>LibreOffice/24.2.7.2$Linux_X86_64 LibreOffice_project/420$Build-2</meta:generator>
    <meta:document-statistic meta:table-count="1" meta:cell-count="386" meta:object-count="0"/>
  </office:meta>
</office:document-meta>
</file>